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22 - mens. 10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0]-[.F10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36 - mens. 1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1]-[.F11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2]-[.F12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50 - mens. 1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3]-[.F13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3])" office:value-type="float" office:value="1220" calcext:value-type="float">
            <text:p>1.22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13.9963755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13.997691423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6-01-05">00/00/0000</text:date></text:span><text:span text:style-name="MT5"><text:s/>- </text:span><text:span text:style-name="MT5"><text:time style:data-style-name="N2" text:time-value="16:07:13.999476521">00:00:00</text:time></text:span><text:span text:style-name="MT5"><text:time style:data-style-name="N2" text:time-value="16:07:13.999505326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1-05T16:08:21.593176346</dc:date>
    <meta:editing-cycles>712</meta:editing-cycles>
    <meta:editing-duration>PT1H13M2S</meta:editing-duration>
    <meta:print-date>2022-07-04T10:09:13.162219555</meta:print-date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